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Serif-Regular" svg:font-family="PTSerif-Regular" style:font-family-generic="roman"/>
    <style:font-face style:name="Arial Unicode MS1" svg:font-family="'Arial Unicode MS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T1" style:family="text">
      <style:text-properties fo:color="#000000" style:font-name="PTSerif-Regular" fo:font-size="11pt" fo:language="fr" fo:country="FR" fo:font-style="normal" fo:font-weight="normal" style:letter-kerning="true" style:font-name-asian="Arial Unicode MS1" style:font-size-asian="11pt" style:language-asian="zh" style:country-asian="CN" style:font-style-asian="normal" style:font-weight-asian="normal" style:font-name-complex="Arial Unicode MS1" style:font-size-complex="11pt" style:language-complex="hi" style:country-complex="IN"/>
    </style:style>
    <style:style style:name="T2" style:family="text">
      <style:text-properties fo:color="#000000" style:font-name="PTSerif-Regular" fo:font-size="11pt" fo:language="fr" fo:country="FR" fo:font-style="normal" fo:font-weight="bold" style:letter-kerning="true" style:font-name-asian="Arial Unicode MS1" style:font-size-asian="11pt" style:language-asian="zh" style:country-asian="CN" style:font-style-asian="normal" style:font-weight-asian="bold" style:font-name-complex="Arial Unicode MS1" style:font-size-complex="11pt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laylist </text:span></text:p>
      <text:p text:style-name="P2"><text:span text:style-name="T1">albums écoutés en boucle durant l’écriture de ce texte: </text:span></text:p>
      <text:p text:style-name="P2"><text:span text:style-name="T1">- Nebulo - Kolia </text:span></text:p>
      <text:p text:style-name="P1"><text:span text:style-name="T1">- Matt Elliott - The Broken Man </text:span></text:p>
      <text:p text:style-name="P1"><text:span text:style-name="T1">- Architect - Consume Adapt Cre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TSerif-Regular" svg:font-family="PTSerif-Regular" style:font-family-generic="roman"/>
    <style:font-face style:name="Arial Unicode MS1" svg:font-family="'Arial Unicode MS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00:03:42</meta:creation-date>
    <dc:date>2012-05-03T00:04:14</dc:date>
    <meta:editing-duration>PT20S</meta:editing-duration>
    <meta:editing-cycles>2</meta:editing-cycles>
    <meta:generator>LibreOffice/3.5$MacOSX_x86 LibreOffice_project/281b639-6baa1d3-ef66a77-d866f25-f36d45f</meta:generator>
    <meta:document-statistic meta:table-count="0" meta:image-count="0" meta:object-count="0" meta:page-count="1" meta:paragraph-count="5" meta:word-count="27" meta:character-count="148" meta:non-whitespace-character-count="122"/>
  </office:meta>
</office:document-meta>
</file>